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layfair Display" svg:font-family="'Playfair Display', 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Noto Mono" fo:font-size="12pt" fo:letter-spacing="normal" fo:font-style="normal" fo:font-weight="normal" officeooo:rsid="00153044" officeooo:paragraph-rsid="00153044" style:font-size-asian="12pt" style:font-size-complex="12pt" loext:padding="0in" loext:border="none"/>
    </style:style>
    <style:style style:name="P2" style:family="paragraph" style:parent-style-name="Standard">
      <style:text-properties fo:color="#000000" style:font-name="Noto Mono" fo:font-size="12pt" officeooo:rsid="00153044" officeooo:paragraph-rsid="00153044" style:font-size-asian="12pt" style:font-size-complex="12pt"/>
    </style:style>
    <style:style style:name="P3" style:family="paragraph" style:parent-style-name="Text_20_body">
      <style:text-properties fo:color="#000000" style:font-name="Noto Mono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am Member</text:p>
      <text:p text:style-name="P2"/>
      <text:h text:style-name="P1" text:outline-level="3">Paul Cao (14)</text:h>
      <text:h text:style-name="P1" text:outline-level="3">Ivan Wong (4)</text:h>
      <text:h text:style-name="P1" text:outline-level="3">Jonathan Tang (17)</text:h>
      <text:h text:style-name="P1" text:outline-level="3">Norman Law (21)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layfair Display" svg:font-family="'Playfair Display', 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4:38:39.584164210</meta:creation-date>
    <dc:date>2022-09-15T14:40:35.087111554</dc:date>
    <meta:editing-duration>PT1M56S</meta:editing-duration>
    <meta:editing-cycles>1</meta:editing-cycles>
    <meta:document-statistic meta:table-count="0" meta:image-count="0" meta:object-count="0" meta:page-count="1" meta:paragraph-count="5" meta:word-count="14" meta:character-count="70" meta:non-whitespace-character-count="61"/>
    <meta:generator>LibreOffice/6.4.7.2$Linux_X86_64 LibreOffice_project/40$Build-2</meta:generator>
  </office:meta>
</office:document-meta>
</file>